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latformTransactionManagerFacade.getTransaction( @ Nullable TransactionDefinition defini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TransactionManagerFacade.commit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latformTransactionManagerFacade.rollback( TransactionStatus statu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